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2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3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1" draw:name="Графический объект1" text:anchor-type="as-char" svg:width="1.03cm" svg:height="0.951cm" draw:z-index="0"><draw:image xlink:href="../../odt/images/0206.png" xlink:type="simple" xlink:show="embed" xlink:actuate="onLoad"/></draw:frame></text:p>
          </table:table-cell>
          <table:table-cell table:style-name="Table1.B1" office:value-type="string">
            <text:h text:style-name="P13" text:outline-level="1">Дискретные переменные состояния</text:h>
          </table:table-cell>
        </table:table-row>
        <table:table-row>
          <table:table-cell table:style-name="Table1.A2" office:value-type="string">
            <text:p text:style-name="P12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11"><draw:frame draw:style-name="fr2" draw:name="Графический объект2" text:anchor-type="as-char" svg:width="2.35cm" svg:height="1.51cm" draw:z-index="1"><draw:image xlink:href="../../odt/images/0206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2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писание многомерной линейной динамической системы в матричной форме:</text:p>
            <text:p text:style-name="P4"><draw:frame draw:style-name="fr3" draw:name="Объект1" text:anchor-type="as-char" svg:width="6.484cm" svg:height="1.265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3">где <draw:frame draw:style-name="fr3" draw:name="Object1" text:anchor-type="as-char" svg:width="3.17cm" svg:height="0.549cm" draw:z-index="3"><draw:object xlink:href="./Object 3" xlink:type="simple" xlink:show="embed" xlink:actuate="onLoad"/><draw:image xlink:href="./ObjectReplacements/Object 3" xlink:type="simple" xlink:show="embed" xlink:actuate="onLoad"/></draw:frame>– матриц<text:span text:style-name="T6">ы:</text:span> собственная, входа, выхода и обхода, соответственно;<draw:frame draw:style-name="fr3" draw:name="Object2" text:anchor-type="as-char" svg:width="1.143cm" svg:height="0.563cm" draw:z-index="4"><draw:object xlink:href="./Object 4" xlink:type="simple" xlink:show="embed" xlink:actuate="onLoad"/><draw:image xlink:href="./ObjectReplacements/Object 4" xlink:type="simple" xlink:show="embed" xlink:actuate="onLoad"/></draw:frame>– вектор переменных состояния <text:span text:style-name="T1">(</text:span><text:span text:style-name="T6">размерностью</text:span><text:span text:style-name="T6"><draw:frame draw:style-name="fr3" draw:name="Object3" text:anchor-type="as-char" svg:width="1.145cm" svg:height="0.621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">)</text:span>; <draw:frame draw:style-name="fr3" draw:name="Object4" text:anchor-type="as-char" svg:width="1.134cm" svg:height="0.563cm" draw:z-index="6"><draw:object xlink:href="./Object 6" xlink:type="simple" xlink:show="embed" xlink:actuate="onLoad"/><draw:image xlink:href="./ObjectReplacements/Object 6" xlink:type="simple" xlink:show="embed" xlink:actuate="onLoad"/></draw:frame>– вектор входа <text:span text:style-name="T1">(</text:span><text:span text:style-name="T6">размерностью</text:span><draw:frame draw:style-name="fr3" draw:name="Object5" text:anchor-type="as-char" svg:width="1.139cm" svg:height="0.621cm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)</text:span>; <draw:frame draw:style-name="fr3" draw:name="Object6" text:anchor-type="as-char" svg:width="1.166cm" svg:height="0.563cm" draw:z-index="8"><draw:object xlink:href="./Object 8" xlink:type="simple" xlink:show="embed" xlink:actuate="onLoad"/><draw:image xlink:href="./ObjectReplacements/Object 8" xlink:type="simple" xlink:show="embed" xlink:actuate="onLoad"/></draw:frame>– вектор выхода, <text:span text:style-name="T1">(</text:span><text:span text:style-name="T6">размерностью</text:span><draw:frame draw:style-name="fr3" draw:name="Object7" text:anchor-type="as-char" svg:width="1.161cm" svg:height="0.621cm" draw:z-index="9"><draw:object xlink:href="./Object 9" xlink:type="simple" xlink:show="embed" xlink:actuate="onLoad"/><draw:image xlink:href="./ObjectReplacements/Object 9" xlink:type="simple" xlink:show="embed" xlink:actuate="onLoad"/></draw:frame><text:span text:style-name="T1">)</text:span>.</text:p>
            <text:p text:style-name="P3">Размерность матрицы<draw:frame draw:style-name="fr3" draw:name="Object8" text:anchor-type="as-char" svg:width="3.404cm" svg:height="0.62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<text:p text:style-name="P3">Размерность матрицы<draw:frame draw:style-name="fr3" draw:name="Object9" text:anchor-type="as-char" svg:width="3.401cm" svg:height="0.62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<text:p text:style-name="P3">Размерность матрицы<draw:frame draw:style-name="fr3" draw:name="Object10" text:anchor-type="as-char" svg:width="3.441cm" svg:height="0.621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      <text:p text:style-name="P3">Размерность матрицы<draw:frame draw:style-name="fr3" draw:name="Object11" text:anchor-type="as-char" svg:width="3.475cm" svg:height="0.62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  <text:p text:style-name="P3"><text:span text:style-name="T7">Примечания</text:span><text:span text:style-name="T6">:</text:span></text:p>
            <text:list xml:id="list1732899519903846535" text:style-name="L1">
              <text:list-item>
                <text:p text:style-name="P5">1-е число в квадратных скобках – количество столбцов, 2-е число – количество строк.</text:p>
              </text:list-item>
              <text:list-item>
                <text:p text:style-name="P7"><text:span text:style-name="T10">Если блок имеет 1 вход и 1 выход (</text:span><text:span text:style-name="T10"><draw:frame draw:style-name="fr3" draw:name="Объект2" text:anchor-type="as-char" svg:width="3.157cm" svg:height="0.621cm" draw:z-index="1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0">), </text:span><text:span text:style-name="T10"><draw:frame draw:style-name="fr3" draw:name="Объект3" text:anchor-type="as-char" svg:width="1.284cm" svg:height="0.549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8">и, соответственно, 7-я строка – </text:span><text:span text:style-name="T2">[</text:span><text:span text:style-name="T8">0</text:span><text:span text:style-name="T2">]</text:span><text:span text:style-name="T8">.</text:span></text:p>
              </text:list-item>
              <text:list-item>
                <text:p text:style-name="P7"><text:span text:style-name="T8">В «сборе» матрицы</text:span><text:span text:style-name="T8"><draw:frame draw:style-name="fr3" draw:name="Объект4" text:anchor-type="as-char" svg:width="3.17cm" svg:height="0.549cm" draw:z-index="1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">образуют «прямоугольник», размерностью: строк – </text:span><text:span text:style-name="T8"><draw:frame draw:style-name="fr3" draw:name="Объект5" text:anchor-type="as-char" svg:width="2.214cm" svg:height="0.621cm" draw:z-index="1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8">, столбцов –</text:span><text:span text:style-name="T8"><draw:frame draw:style-name="fr3" draw:name="Объект6" text:anchor-type="as-char" svg:width="2.193cm" svg:height="0.621cm" draw:z-index="1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8"><text:span text:style-name="T2">Для правильной работы данного блока необходимо задать максимальный шаг интегрирования не больше, чем </text:span><text:span text:style-name="T2"><draw:frame draw:style-name="fr3" draw:name="Объект7" text:anchor-type="as-char" svg:width="1.021cm" svg:height="0.549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">. При интегрировании с постоянным шагом рекомендуется задать шаг таким, чтобы период квантования был кратен шагу интегрирования</text:span><text:span text:style-name="T2"><draw:frame draw:style-name="fr3" draw:name="Объект8" text:anchor-type="as-char" svg:width="1.669cm" svg:height="0.549cm" draw:z-index="2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">, </text:span><text:span text:style-name="T10">где </text:span><text:span text:style-name="T10"><draw:frame draw:style-name="fr3" draw:name="Объект9" text:anchor-type="as-char" svg:width="1.249cm" svg:height="0.549cm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0">–</text:span><text:span text:style-name="T2"> </text:span><text:span text:style-name="T10">целое число и шаг интегрирования</text:span><text:span text:style-name="T2">.</text:span></text:p>
              </text:list-item>
            </text:list>
            <text:p text:style-name="P3">Вход и выход блока – векторные сигналы <text:span text:style-name="T1">(</text:span>размерностью<draw:frame draw:style-name="fr3" draw:name="Object13" text:anchor-type="as-char" svg:width="1.139cm" svg:height="0.621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и<draw:frame draw:style-name="fr3" draw:name="Object14" text:anchor-type="as-char" svg:width="1.161cm" svg:height="0.621cm" draw:z-index="23"><draw:object xlink:href="./Object 16" xlink:type="simple" xlink:show="embed" xlink:actuate="onLoad"/><draw:image xlink:href="./ObjectReplacements/Object 16" xlink:type="simple" xlink:show="embed" xlink:actuate="onLoad"/><svg:desc>формула</svg:desc></draw:frame>, <text:span text:style-name="T1">соответственно).</text:span></text:p>
            <text:p text:style-name="P3"><text:span text:style-name="T9">Свойства</text:span>:</text:p>
            <text:list xml:id="list3812053980904567166" text:style-name="L2">
              <text:list-item>
                <text:p text:style-name="P9"><text:span text:style-name="T10">Период квантования – период квантования расчета блока</text:span><text:span text:style-name="T10"><draw:frame draw:style-name="fr3" draw:name="Объект10" text:anchor-type="as-char" svg:width="0.545cm" svg:height="0.549cm" draw:z-index="2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0"><text:span text:style-name="T10">Число переменных состояния – </text:span><text:span text:style-name="T10"><draw:frame draw:style-name="fr3" draw:name="Object15" text:anchor-type="as-char" svg:width="0.806cm" svg:height="0.621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0"><text:span text:style-name="T10">Число входных воздействий –</text:span><text:span text:style-name="T10"><draw:frame draw:style-name="fr3" draw:name="Object16" text:anchor-type="as-char" svg:width="0.801cm" svg:height="0.621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0"><text:span text:style-name="T10">Число выходов –</text:span><text:span text:style-name="T10"><draw:frame draw:style-name="fr3" draw:name="Object17" text:anchor-type="as-char" svg:width="0.82cm" svg:height="0.621cm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6"><text:soft-page-break/>Матрица A(Nx*Nx).</text:p>
              </text:list-item>
              <text:list-item>
                <text:p text:style-name="P6">Матрица B(Nu*Nx).</text:p>
              </text:list-item>
              <text:list-item>
                <text:p text:style-name="P6">Матрица C(Nx*Ny).</text:p>
              </text:list-item>
              <text:list-item>
                <text:p text:style-name="P6">Матрица D(Nu*Ny).</text:p>
              </text:list-item>
              <text:list-item>
                <text:p text:style-name="P6">Начальные условия (Nx) – вектор начальных условий, размерностью <draw:frame draw:style-name="fr3" draw:name="Object18" text:anchor-type="as-char" svg:width="1.145cm" svg:height="0.621cm" draw:z-index="28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е переменные состояния</dc:title>
    <dc:date>2014-12-01T18:20:32.56</dc:date>
    <meta:generator>OpenOffice/4.1.1$Win32 OpenOffice.org_project/411m6$Build-9775</meta:generator>
    <meta:editing-duration>PT6H56M55S</meta:editing-duration>
    <meta:editing-cycles>158</meta:editing-cycles>
    <meta:document-statistic meta:table-count="1" meta:image-count="2" meta:object-count="27" meta:page-count="2" meta:paragraph-count="29" meta:word-count="201" meta:character-count="130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10/content.xml><?xml version="1.0" encoding="utf-8"?>
<math xmlns="http://www.w3.org/1998/Math/MathML">
  <semantics>
    <mrow>
      <mi>A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A ~ - ~ [N_x times N_x]</annotation>
  </semantics>
</math>
</file>

<file path=Object 11/content.xml><?xml version="1.0" encoding="utf-8"?>
<math xmlns="http://www.w3.org/1998/Math/MathML">
  <semantics>
    <mrow>
      <mi>B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B ~ - ~ [N_u times N_x]</annotation>
  </semantics>
</math>
</file>

<file path=Object 12/content.xml><?xml version="1.0" encoding="utf-8"?>
<math xmlns="http://www.w3.org/1998/Math/MathML">
  <semantics>
    <mrow>
      <mi>C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C ~ - ~ [N_x times N_y]</annotation>
  </semantics>
</math>
</file>

<file path=Object 13/content.xml><?xml version="1.0" encoding="utf-8"?>
<math xmlns="http://www.w3.org/1998/Math/MathML">
  <semantics>
    <mrow>
      <mi>D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D ~ - ~ [N_u times N_y]</annotation>
  </semantics>
</math>
</file>

<file path=Object 14/content.xml><?xml version="1.0" encoding="utf-8"?>
<math xmlns="http://www.w3.org/1998/Math/MathML">
  <semantics>
    <mrow>
      <mi>T</mi>
    </mrow>
    <annotation encoding="StarMath 5.0">T</annotation>
  </semantics>
</math>
</file>

<file path=Object 15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16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17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18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19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x</mi>
                  <mrow>
                    <mo stretchy="false">[</mo>
                    <mrow>
                      <mrow>
                        <mi>k</mi>
                        <mo stretchy="false">+</mo>
                        <mn>1</mn>
                      </mrow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A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,</mi>
                </mrow>
              </mtd>
            </mtr>
            <mtr>
              <mtd>
                <mrow>
                  <mi>y</mi>
                  <mrow>
                    <mo stretchy="false">[</mo>
                    <mrow>
                      <mi>k</mi>
                    </mrow>
                    <mo stretchy="false">]</mo>
                  </mrow>
                  <mrow>
                    <mi/>
                    <mo stretchy="false">=</mo>
                    <mi/>
                  </mrow>
                  <mrow>
                    <mi>C</mi>
                    <mo stretchy="false">⋅</mo>
                    <mi>x</mi>
                  </mrow>
                  <mrow>
                    <mrow>
                      <mo stretchy="false">[</mo>
                      <mrow>
                        <mi>k</mi>
                      </mrow>
                      <mo stretchy="false">]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[</mo>
                    <mrow>
                      <mi>k</mi>
                    </mrow>
                    <mo stretchy="false">]</mo>
                  </mrow>
                  <mi>;</mi>
                </mrow>
              </mtd>
            </mtr>
          </mtable>
        </mrow>
      </mrow>
    </mrow>
    <annotation encoding="StarMath 5.0">left lbrace stack{
alignl x[k+1]  ~=~ A cdot x[k] + B cdot u[k], #
alignl y[k]~~~ ~=~ C cdot x[k] + D cdot u[k];  }
right none
</annotation>
  </semantics>
</math>
</file>

<file path=Object 20/content.xml><?xml version="1.0" encoding="utf-8"?>
<math xmlns="http://www.w3.org/1998/Math/MathML">
  <semantics>
    <mrow>
      <mrow>
        <msub>
          <mi>N</mi>
          <mi>u</mi>
        </msub>
        <mo stretchy="false">=</mo>
        <mn>1,</mn>
      </mrow>
      <mi/>
      <mrow>
        <msub>
          <mi>N</mi>
          <mi>y</mi>
        </msub>
        <mo stretchy="false">=</mo>
        <mn>1</mn>
      </mrow>
    </mrow>
    <annotation encoding="StarMath 5.0">N_u=1,~N_y=1</annotation>
  </semantics>
</math>
</file>

<file path=Object 21/content.xml><?xml version="1.0" encoding="utf-8"?>
<math xmlns="http://www.w3.org/1998/Math/MathML">
  <semantics>
    <mrow>
      <mrow>
        <mi>D</mi>
        <mo stretchy="false">=</mo>
        <mn>0</mn>
      </mrow>
    </mrow>
    <annotation encoding="StarMath 5.0">D = 0</annotation>
  </semantics>
</math>
</file>

<file path=Object 22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23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y</mi>
            </msub>
          </mrow>
        </mrow>
        <mo stretchy="false">)</mo>
      </mrow>
    </mrow>
    <annotation encoding="StarMath 5.0">(N_x+N_y)</annotation>
  </semantics>
</math>
</file>

<file path=Object 24/content.xml><?xml version="1.0" encoding="utf-8"?>
<math xmlns="http://www.w3.org/1998/Math/MathML">
  <semantics>
    <mrow>
      <mrow>
        <mo stretchy="false">(</mo>
        <mrow>
          <mrow>
            <msub>
              <mi>N</mi>
              <mi>x</mi>
            </msub>
            <mo stretchy="false">+</mo>
            <msub>
              <mi>N</mi>
              <mi>u</mi>
            </msub>
          </mrow>
        </mrow>
        <mo stretchy="false">)</mo>
      </mrow>
    </mrow>
    <annotation encoding="StarMath 5.0">(N_x+N_u)</annotation>
  </semantics>
</math>
</file>

<file path=Object 25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26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27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3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4/content.xml><?xml version="1.0" encoding="utf-8"?>
<math xmlns="http://www.w3.org/1998/Math/MathML">
  <semantics>
    <mrow>
      <mi>x</mi>
      <mrow>
        <mo stretchy="false">[</mo>
        <mrow>
          <mi>k</mi>
        </mrow>
        <mo stretchy="false">]</mo>
      </mrow>
    </mrow>
    <annotation encoding="StarMath 5.0">x[k]</annotation>
  </semantics>
</math>
</file>

<file path=Object 5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6/content.xml><?xml version="1.0" encoding="utf-8"?>
<math xmlns="http://www.w3.org/1998/Math/MathML">
  <semantics>
    <mrow>
      <mi>u</mi>
      <mrow>
        <mo stretchy="false">[</mo>
        <mrow>
          <mi>k</mi>
        </mrow>
        <mo stretchy="false">]</mo>
      </mrow>
    </mrow>
    <annotation encoding="StarMath 5.0">u[k]</annotation>
  </semantics>
</math>
</file>

<file path=Object 7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8/content.xml><?xml version="1.0" encoding="utf-8"?>
<math xmlns="http://www.w3.org/1998/Math/MathML">
  <semantics>
    <mrow>
      <mi>y</mi>
      <mrow>
        <mo stretchy="false">[</mo>
        <mrow>
          <mi>k</mi>
        </mrow>
        <mo stretchy="false">]</mo>
      </mrow>
    </mrow>
    <annotation encoding="StarMath 5.0">y[k]</annotation>
  </semantics>
</math>
</file>

<file path=Object 9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